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46464" fo:border="0.74pt solid #000000"/>
      <style:text-properties fo:color="#ffffff"/>
    </style:style>
    <style:style style:name="ce13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14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D90"/>
      <style:map style:condition="cell-content()=100" style:apply-style-name="Untitled2" style:base-cell-address="Sheet1.D90"/>
    </style:style>
    <style:style style:name="ce5" style:family="table-cell" style:parent-style-name="Default">
      <style:table-cell-properties fo:background-color="#969696" fo:border="0.74pt solid #000000"/>
    </style:style>
    <style:style style:name="ce6" style:family="table-cell" style:parent-style-name="Default">
      <style:table-cell-properties fo:background-color="#c8c8c8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23232" fo:border="0.74pt solid #000000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53"/>
        </table:table-row>
        <table:table-row table:style-name="ro1" table:number-rows-repeated="3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3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3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3"/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3"/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/>
          <table:table-cell table:style-name="ce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/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3"/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/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3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3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/>
          <table:table-cell table:style-name="ce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/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3"/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/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3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3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/>
          <table:table-cell table:style-name="ce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3"/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3"/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3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/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3"/>
          <table:table-cell table:style-name="ce3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3"/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3"/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3"/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3"/>
          <table:table-cell table:style-name="ce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3"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3"/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3"/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3"/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3"/>
          <table:table-cell table:style-name="ce3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3"/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3"/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3"/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3"/>
          <table:table-cell table:style-name="ce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3"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3"/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3"/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3"/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3"/>
          <table:table-cell table:style-name="ce3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3"/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number-columns-repeated="3"/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3"/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3"/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3"/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3"/>
          <table:table-cell table:style-name="ce3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number-columns-repeated="3"/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number-columns-repeated="3"/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3"/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number-columns-repeated="3"/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3"/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3"/>
          <table:table-cell table:style-name="ce3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3"/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3"/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3"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number-columns-repeated="3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3"/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3"/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3"/>
          <table:table-cell table:style-name="ce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number-columns-repeated="3"/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number-columns-repeated="3"/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3"/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number-columns-repeated="3"/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3"/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3"/>
          <table:table-cell table:style-name="ce3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3"/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3"/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3"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number-columns-repeated="3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3"/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3"/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3"/>
          <table:table-cell table:style-name="ce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3"/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3"/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3"/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3"/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3"/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3"/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number-columns-repeated="3"/>
          <table:table-cell table:style-name="ce3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number-columns-repeated="3"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3"/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number-columns-repeated="3"/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number-columns-repeated="3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3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3"/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3"/>
          <table:table-cell table:style-name="ce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3"/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3"/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3"/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3"/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3"/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3"/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number-columns-repeated="3"/>
          <table:table-cell table:style-name="ce3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number-columns-repeated="3"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3"/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number-columns-repeated="3"/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number-columns-repeated="3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3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3"/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3"/>
          <table:table-cell table:style-name="ce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3"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3"/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number-columns-repeated="3"/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3"/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number-columns-repeated="3"/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number-columns-repeated="3"/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3"/>
          <table:table-cell table:style-name="ce3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3"/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3"/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3"/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number-columns-repeated="3"/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number-columns-repeated="3"/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number-columns-repeated="3"/>
          <table:table-cell table:style-name="ce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3"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3"/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number-columns-repeated="3"/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3"/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number-columns-repeated="3"/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number-columns-repeated="3"/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3"/>
          <table:table-cell table:style-name="ce3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3"/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3"/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3"/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number-columns-repeated="3"/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number-columns-repeated="3"/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number-columns-repeated="3"/>
          <table:table-cell table:style-name="ce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3"/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3"/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3"/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3"/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number-columns-repeated="3"/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3"/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3"/>
          <table:table-cell table:style-name="ce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3"/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3"/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3"/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3"/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number-columns-repeated="3"/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number-columns-repeated="3"/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3"/>
          <table:table-cell table:style-name="ce3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3"/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3"/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3"/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3"/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number-columns-repeated="3"/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3"/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3"/>
          <table:table-cell table:style-name="ce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3"/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3"/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3"/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3"/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number-columns-repeated="3"/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number-columns-repeated="3"/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3"/>
          <table:table-cell table:style-name="ce3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3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3"/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3"/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3"/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number-columns-repeated="3"/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number-columns-repeated="3"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3"/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number-columns-repeated="3"/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3"/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3"/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3"/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number-columns-repeated="3"/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number-columns-repeated="3"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number-columns-repeated="3"/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3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3"/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3"/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3"/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number-columns-repeated="3"/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number-columns-repeated="3"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3"/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number-columns-repeated="3"/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3"/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3"/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3"/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number-columns-repeated="3"/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number-columns-repeated="3"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number-columns-repeated="3"/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number-columns-repeated="3"/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number-columns-repeated="3"/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3"/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number-columns-repeated="3"/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number-columns-repeated="3"/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number-columns-repeated="3"/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number-columns-repeated="3"/>
          <table:table-cell table:style-name="ce3"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53"/>
        </table:table-row>
        <table:table-row table:style-name="ro1" table:number-rows-repeated="5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9" office:value-type="string" calcext:value-type="string">
            <text:p>&gt;=250</text:p>
          </table:table-cell>
          <table:table-cell table:formula="of:=COUNTIF([.$D$72:.$F$74];[.AT71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72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73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7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75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7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8:.$F$80];[.AT77])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8:.$F$80];[.AT78])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8:.$F$80];[.AT79])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8:.$F$80];[.AT8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8:.$F$80];[.AT81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8:.$F$80];[.AT8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84:.$F$86];[.AT83])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84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85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8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87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88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90:.$F$91];[.AT89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0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1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9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93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9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96:.$F$97];[.AT95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4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6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3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7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98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99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0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2:.$F$74];[.AT101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4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4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2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4" office:value-type="float" office:value="150" calcext:value-type="float">
            <text:p>150</text:p>
          </table:table-cell>
          <table:table-cell table:number-columns-repeated="3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3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10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105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0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2:.$F$74];[.AT107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3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4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8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4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number-columns-repeated="3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4" office:value-type="float" office:value="150" calcext:value-type="float">
            <text:p>150</text:p>
          </table:table-cell>
          <table:table-cell table:number-columns-repeated="3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9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11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111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1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2:.$F$74];[.AT113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3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14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15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11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117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18])" office:value-type="float" office:value="9" calcext:value-type="float">
            <text:p>9</text:p>
          </table:table-cell>
          <table:table-cell table:number-columns-repeated="48"/>
        </table:table-row>
        <calcext:conditional-formats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  <calcext:conditional-format calcext:target-range-address="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1" calcext:value="=250" calcext:base-cell-address="Sheet1.D90"/>
            <calcext:condition calcext:apply-style-name="Untitled2" calcext:value="=100" calcext:base-cell-address="Sheet1.D90"/>
          </calcext:conditional-format>
          <calcext:conditional-format calcext:target-range-address="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3" calcext:value="=0" calcext:base-cell-address="Sheet1.D90"/>
            <calcext:condition calcext:apply-style-name="Untitled4" calcext:value="=50" calcext:base-cell-address="Sheet1.D90"/>
            <calcext:condition calcext:apply-style-name="Untitled5" calcext:value="=100" calcext:base-cell-address="Sheet1.D90"/>
            <calcext:condition calcext:apply-style-name="Untitled6" calcext:value="=150" calcext:base-cell-address="Sheet1.D90"/>
            <calcext:condition calcext:apply-style-name="Untitled7" calcext:value="=200" calcext:base-cell-address="Sheet1.D90"/>
            <calcext:condition calcext:apply-style-name="Untitled8" calcext:value="=200" calcext:base-cell-address="Sheet1.D9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8:57:54.7297236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1:17:49.180858795</meta:creation-date>
    <dc:date>2025-09-15T21:15:19.444129164</dc:date>
    <meta:editing-duration>PT51M45S</meta:editing-duration>
    <meta:editing-cycles>2</meta:editing-cycles>
    <meta:generator>LibreOffice/24.2.7.2$Linux_X86_64 LibreOffice_project/420$Build-2</meta:generator>
    <meta:document-statistic meta:table-count="1" meta:cell-count="1945" meta:object-count="0"/>
  </office:meta>
</office:document-meta>
</file>